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15H02M34.131S" calcext:value-type="time">
            <text:p>215:0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3H16M38.419S" calcext:value-type="time">
            <text:p>03:16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27H27M24.465S" calcext:value-type="time">
            <text:p>27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8:05:36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3T13:37:33.276000000</dc:date>
    <dc:creator>Benjamin Laws</dc:creator>
    <meta:editing-duration>P7DT22H16M32S</meta:editing-duration>
    <meta:editing-cycles>213</meta:editing-cycles>
    <meta:generator>LibreOffice/7.1.8.1$Windows_X86_64 LibreOffice_project/e1f30c802c3269a1d052614453f260e49458c82c</meta:generator>
    <meta:document-statistic meta:table-count="2" meta:cell-count="392" meta:object-count="0"/>
  </office:meta>
</office:document-meta>
</file>